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egoe UI" svg:font-family="'Segoe UI', 'Helvetica Neue', Helvetica, 'Lucida Grande', Arial, Ubuntu, Cantarell, 'Fira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orphans="2" fo:widows="2" fo:text-indent="0cm" style:auto-text-indent="false"/>
      <style:text-properties officeooo:paragraph-rsid="00154359"/>
    </style:style>
    <style:style style:name="P2" style:family="paragraph" style:parent-style-name="Standard">
      <style:paragraph-properties fo:margin-left="0cm" fo:margin-right="0cm" fo:margin-top="0cm" fo:margin-bottom="0cm" style:contextual-spacing="false" fo:orphans="2" fo:widows="2" fo:text-indent="0cm" style:auto-text-indent="false"/>
      <style:text-properties officeooo:paragraph-rsid="00195aeb"/>
    </style:style>
    <style:style style:name="P3" style:family="paragraph" style:parent-style-name="Standard">
      <style:paragraph-properties fo:margin-left="0cm" fo:margin-right="0cm" fo:margin-top="0cm" fo:margin-bottom="0cm" style:contextual-spacing="false" fo:orphans="2" fo:widows="2" fo:text-indent="0cm" style:auto-text-indent="false"/>
      <style:text-properties officeooo:paragraph-rsid="001c08c3"/>
    </style:style>
    <style:style style:name="P4" style:family="paragraph" style:parent-style-name="Standard">
      <style:paragraph-properties fo:margin-left="0cm" fo:margin-right="0cm" fo:margin-top="0cm" fo:margin-bottom="0cm" style:contextual-spacing="false" fo:orphans="2" fo:widows="2" fo:text-indent="0cm" style:auto-text-indent="false"/>
      <style:text-properties officeooo:rsid="001a5552" officeooo:paragraph-rsid="001a5552"/>
    </style:style>
    <style:style style:name="P5" style:family="paragraph" style:parent-style-name="Standard">
      <style:paragraph-properties fo:margin-left="0cm" fo:margin-right="0cm" fo:margin-top="0cm" fo:margin-bottom="0cm" style:contextual-spacing="false" fo:orphans="2" fo:widows="2" fo:text-indent="0cm" style:auto-text-indent="false"/>
      <style:text-properties officeooo:rsid="001c08c3" officeooo:paragraph-rsid="001c08c3"/>
    </style:style>
    <style:style style:name="T1" style:family="text">
      <style:text-properties fo:font-variant="normal" fo:text-transform="none" style:font-name="Segoe UI" fo:font-size="8.39999961853027pt" fo:letter-spacing="normal" fo:font-style="normal" fo:font-weight="normal"/>
    </style:style>
    <style:style style:name="T2" style:family="text">
      <style:text-properties fo:font-variant="normal" fo:text-transform="none" style:font-name="Segoe UI" fo:font-size="8.39999961853027pt" fo:letter-spacing="normal" fo:font-style="normal" fo:font-weight="normal" officeooo:rsid="0015f540"/>
    </style:style>
    <style:style style:name="T3" style:family="text">
      <style:text-properties fo:font-variant="normal" fo:text-transform="none" style:font-name="Segoe UI" fo:font-size="8.39999961853027pt" fo:letter-spacing="normal" fo:font-style="normal" fo:font-weight="normal" officeooo:rsid="00178e22"/>
    </style:style>
    <style:style style:name="T4" style:family="text">
      <style:text-properties fo:font-variant="normal" fo:text-transform="none" style:font-name="Segoe UI" fo:font-size="8.39999961853027pt" fo:letter-spacing="normal" fo:font-style="normal" fo:font-weight="normal" officeooo:rsid="0019380e"/>
    </style:style>
    <style:style style:name="T5" style:family="text">
      <style:text-properties fo:font-variant="normal" fo:text-transform="none" style:font-name="Segoe UI" fo:font-size="8.39999961853027pt" fo:letter-spacing="normal" fo:font-style="normal" fo:font-weight="normal" officeooo:rsid="00195aeb"/>
    </style:style>
    <style:style style:name="T6" style:family="text">
      <style:text-properties fo:font-variant="normal" fo:text-transform="none" style:font-name="Segoe UI" fo:font-size="8.39999961853027pt" fo:letter-spacing="normal" fo:font-style="normal" fo:font-weight="normal" officeooo:rsid="001a5552"/>
    </style:style>
    <style:style style:name="T7" style:family="text">
      <style:text-properties fo:font-variant="normal" fo:text-transform="none" style:font-name="Segoe UI" fo:font-size="8.39999961853027pt" fo:letter-spacing="normal" fo:font-style="normal" fo:font-weight="normal" officeooo:rsid="001c08c3"/>
    </style:style>
    <style:style style:name="T8" style:family="text">
      <style:text-properties fo:font-variant="normal" fo:text-transform="none" style:font-name="Segoe UI" fo:font-size="8.39999961853027pt" fo:letter-spacing="normal" fo:font-style="normal" fo:font-weight="normal" officeooo:rsid="001cf9ab"/>
    </style:style>
    <style:style style:name="T9" style:family="text">
      <style:text-properties fo:font-variant="normal" fo:text-transform="none" fo:letter-spacing="normal"/>
    </style:style>
    <style:style style:name="T10" style:family="text">
      <style:text-properties fo:font-variant="normal" fo:text-transform="none" style:text-line-through-style="none" style:text-line-through-type="none" style:font-name="Segoe UI" fo:font-size="8.39999961853027pt" fo:letter-spacing="normal" fo:font-style="normal" style:text-underline-style="none" fo:font-weight="normal" style:text-blinking="false"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itre:</text:span></text:p>
      <text:p text:style-name="P1"><text:span text:style-name="T1">Réalisation d'un module de prévention de la trajectoire d'un objet</text:span></text:p>
      <text:p text:style-name="P1"><text:span text:style-name="T1"/></text:p>
      <text:p text:style-name="P1"><text:span text:style-name="T1">Motivation :</text:span></text:p>
      <text:p text:style-name="P1"><text:span text:style-name="T1">Après après visionné le projet: "Automatic Bulleye, MOVING DARTBOARD" de Marc Rober, j'ai voulu réaliser un projet en m'inspirant du principe.</text:span></text:p>
      <text:p text:style-name="P1"><text:span text:style-name="T1"/></text:p>
      <text:p text:style-name="P1"><text:span text:style-name="T1">Lien avec le thème:</text:span></text:p>
      <text:p text:style-name="P1"><text:span text:style-name="T1">Grâce à la détection et de la prévision du mouvement d'un objet, on peut prévenir des accidents de type industriel.</text:span></text:p>
      <text:p text:style-name="P1"><text:span text:style-name="T1"/></text:p>
      <text:p text:style-name="P3"><text:span text:style-name="T1">Bibliographie commenté: </text:span></text:p>
      <text:p text:style-name="P3"><text:span text:style-name="T7">La </text:span><text:span text:style-name="T8">reconnaissance</text:span><text:span text:style-name="T7"> d’objet est un </text:span><text:span text:style-name="T8">thème</text:span><text:span text:style-name="T7"> </text:span><text:span text:style-name="T8">très</text:span><text:span text:style-name="T7"> </text:span><text:span text:style-name="T8">classique</text:span><text:span text:style-name="T7"> en informatique avec quantité de solution on </text:span><text:span text:style-name="T8">même</text:span><text:span text:style-name="T7"> </text:span><text:span text:style-name="T8">problème.</text:span></text:p>
      <text:p text:style-name="P3"><text:span text:style-name="T3">Après</text:span><text:span text:style-name="T1"> avoir </text:span><text:span text:style-name="T2">examiné le projet de Rober </text:span><text:span text:style-name="T3">[1], </text:span><text:span text:style-name="T4">il <text:s/></text:span><text:span text:style-name="T7">m’</text:span><text:span text:style-name="T4">a </text:span><text:span text:style-name="T7">donc</text:span><text:span text:style-name="T4"> fallu analyser </text:span><text:span text:style-name="T7">et discriminer</text:span><text:span text:style-name="T4"> les différentes différents moyens </text:span><text:span text:style-name="T6">d’analyser</text:span><text:span text:style-name="T4"> les mouvement,</text:span><text:span text:style-name="T5"> la question du type d’algorithme s’est </text:span><text:span text:style-name="T7">alors</text:span><text:span text:style-name="T5"> ainsi que des limites à la construction du module s’est donc posé.</text:span></text:p>
      <text:p text:style-name="P5"><text:span text:style-name="T8">L’expérience</text:span><text:span text:style-name="T1"> analyse sera la chute d’une balle cylindrique dans l’air selon un mouvement parabolique. On place alors la caméra de </text:span><text:span text:style-name="T8">façon</text:span><text:span text:style-name="T1"> </text:span><text:span text:style-name="T8">à obtenir une visualisation de la trajectoire plane</text:span><text:span text:style-name="T1"> </text:span><text:span text:style-name="T8">de façon à éliminer des variables.</text:span></text:p>
      <text:p text:style-name="P2"><text:span text:style-name="T5">Pour le transfert de donné </text:span><text:span text:style-name="T6">codé via</text:span><text:span text:style-name="T5"> la norme FAT32 ou ext4 pour Linux </text:span><text:span text:style-name="T6">à la carte, j’ai </text:span><text:span text:style-name="T5">choisi </text:span><text:span text:style-name="T6">d’utilise</text:span><text:span text:style-name="T5">r la </text:span><text:span text:style-name="T6">bibliothèque</text:span><text:span text:style-name="T5"> pyusb [2].</text:span></text:p>
      <text:p text:style-name="P4"><text:span text:style-name="T5">L</text:span><text:span text:style-name="T1">e 2</text:span><text:span text:style-name="T7">è</text:span><text:span text:style-name="T1">me point le plus important a été de déterminer les caractère expérimentaux que je ferais varier et c’est pour cela que j’ai utilisé le papier de Lionel Robinault[3]. J’ai donc choisie de faire varier l’angle de lancer de balle ainsi que les constantes inhérente au programme, L’algorithme que j’ai choisie ainsi que le formalise mathématique m’a été fortement inspiré par la publication de <text:s/>Hadi Armipour [4] qui me fournira plusieurs bonnes idées</text:span><text:span text:style-name="T8">.</text:span></text:p>
      <text:p text:style-name="P1"><text:span text:style-name="T1"/></text:p>
      <text:p text:style-name="P1"><text:span text:style-name="T1">Problématique:</text:span></text:p>
      <text:p text:style-name="P1"><text:span text:style-name="T1">Comment répondre à la chute d'un objet de forme cylindrique dans l'air ?</text:span><text:span text:style-name="T9"> </text:span></text:p>
      <text:p text:style-name="P1"><text:span text:style-name="T1"/></text:p>
      <text:p text:style-name="P1"><text:span text:style-name="T1">Objectif:</text:span></text:p>
      <text:p text:style-name="P1"><text:span text:style-name="T1">- Acquisition/Modélisation numérique du mouvement</text:span></text:p>
      <text:p text:style-name="P1"><text:span text:style-name="T1">- Réalisation d'un module de réponse à la prédiction</text:span></text:p>
      <text:p text:style-name="P1"><text:span text:style-name="T1"/></text:p>
      <text:p text:style-name="P3"><text:span text:style-name="T1">Positionnement thématique:</text:span><text:span text:style-name="T9"> </text:span></text:p>
      <text:p text:style-name="P3"><text:span text:style-name="T1">Informatique, Physique, Maths</text:span><text:span text:style-name="T9"> </text:span></text:p>
      <text:p text:style-name="P1"><text:span text:style-name="T1"/></text:p>
      <text:p text:style-name="P1"><text:span text:style-name="T1">Mots clés:</text:span></text:p>
      <text:p text:style-name="P1"><text:span text:style-name="T1">Caméra<text:tab/><text:tab/><text:tab/>Camera</text:span></text:p>
      <text:p text:style-name="P1"><text:span text:style-name="T1">Python<text:tab/><text:tab/><text:tab/></text:span><text:span text:style-name="T7">Python</text:span></text:p>
      <text:p text:style-name="P1"><text:span text:style-name="T1">Analyse </text:span><text:span text:style-name="T6">numérique<text:tab/></text:span><text:span text:style-name="T1">Numerical Analisis</text:span><text:span text:style-name="T9"> </text:span></text:p>
      <text:p text:style-name="P4"><text:span text:style-name="T1">Reconnaissance d’image <text:tab/>Image Recognition</text:span></text:p>
      <text:p text:style-name="P1"><text:span text:style-name="T6"/></text:p>
      <text:p text:style-name="P1"><text:span text:style-name="T6">Aut</text:span><text:span text:style-name="T1">eur</text:span></text:p>
      <text:p text:style-name="P1"><text:span text:style-name="T1">[1]</text:span><text:span text:style-name="T9"> </text:span><text:span text:style-name="T1">Marc Robert, Dart </text:span><text:a xlink:type="simple" xlink:href="https://www.dropbox.com/s/rlmhdjoqzyumme1/darts.zip?dl=0" office:target-frame-name="_blank" xlink:show="new" text:style-name="Internet_20_link" text:visited-style-name="Visited_20_Internet_20_Link"><text:span text:style-name="T10">https://www.dropbox.com/s/rlmhdjoqzyumme1/darts.zip?dl=0</text:span></text:a><text:span text:style-name="T9"> </text:span></text:p>
      <text:p text:style-name="P1"><text:span text:style-name="T1">[2]</text:span><text:span text:style-name="T9"> </text:span><text:span text:style-name="T1">Jonas Malacofiho</text:span><text:span text:style-name="T9"> </text:span><text:a xlink:type="simple" xlink:href="https://github.com/pyusb/pyusb" text:style-name="Internet_20_link" text:visited-style-name="Visited_20_Internet_20_Link"><text:span text:style-name="T10">https://github.com/pyusb/pyusb</text:span></text:a></text:p>
      <text:p text:style-name="P1"><text:span text:style-name="T1">[3]</text:span><text:span text:style-name="T9"> </text:span><text:span text:style-name="T1">Lionel Robinault</text:span><text:span text:style-name="T9"> </text:span><text:a xlink:type="simple" xlink:href="https://hal.univ-lyon2.fr/" office:target-frame-name="_blank" xlink:show="new" text:style-name="Internet_20_link" text:visited-style-name="Visited_20_Internet_20_Link"><text:span text:style-name="T10">https://hal.univ-lyon2.fr</text:span></text:a><text:span text:style-name="T9"> › </text:span><text:span text:style-name="T1">Détection et suivi d'objets mobiles par caméras fixes - HAL Lyon 2</text:span></text:p>
      <text:p text:style-name="P1"><text:span text:style-name="T1">[</text:span><text:span text:style-name="T6">4</text:span><text:span text:style-name="T1">]</text:span><text:span text:style-name="T9"> </text:span><text:span text:style-name="T1">Hadi Armipour</text:span><text:span text:style-name="T9"> </text:span><text:span text:style-name="T1">Predictive Three Step Search (PTSS) algorithm for motion estimation</text:span><text:span text:style-name="T9"> </text:span><text:a xlink:type="simple" xlink:href="https://www.researchgate.net/publication/255950649_Predictive_Three_Step_Search_PTSS_algorithm_for_motion_estimation" office:target-frame-name="_blank" xlink:show="new" text:style-name="Internet_20_link" text:visited-style-name="Visited_20_Internet_20_Link"><text:span text:style-name="T10">https://www.researchgate.net/publication/255950649_Predictive_Three_Step_Search_PTSS_algorithm_for_motion_estimation</text:span></text:a><text:span text:style-name="T9"> </text:span><text:a xlink:type="simple" xlink:href="https://docs.openmv.io/library/index.html" office:target-frame-name="_blank" xlink:show="new" text:style-name="Internet_20_link" text:visited-style-name="Visited_20_Internet_20_Link"><text:span text:style-name="T10">https://docs.openmv.io/library/index.html</text:span></text:a><text:span text:style-name="T9"> </text:span><text:a xlink:type="simple" xlink:href="https://en.m.wikipedia.org/wiki/Block-matching_algorithm" office:target-frame-name="_blank" xlink:show="new" text:style-name="Internet_20_link" text:visited-style-name="Visited_20_Internet_20_Link"><text:span text:style-name="T10">https://en.m.wikipedia.org/wiki</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egoe UI" svg:font-family="'Segoe UI', 'Helvetica Neue', Helvetica, 'Lucida Grande', Arial, Ubuntu, Cantarell, 'Fira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0:37:45.431000000</meta:creation-date>
    <dc:date>2022-01-31T22:08:19.680000000</dc:date>
    <meta:editing-duration>PT5M11S</meta:editing-duration>
    <meta:editing-cycles>1</meta:editing-cycles>
    <meta:document-statistic meta:table-count="0" meta:image-count="0" meta:object-count="0" meta:page-count="1" meta:paragraph-count="29" meta:word-count="340" meta:character-count="2460" meta:non-whitespace-character-count="2136"/>
    <meta:generator>LibreOffice/7.0.0.3$Windows_X86_64 LibreOffice_project/8061b3e9204bef6b321a21033174034a5e2ea88e</meta:generator>
  </office:meta>
</office:document-meta>
</file>